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1ffe" officeooo:paragraph-rsid="00151ffe"/>
    </style:style>
    <style:style style:name="P2" style:family="paragraph" style:parent-style-name="Standard">
      <style:text-properties officeooo:rsid="00151ffe" officeooo:paragraph-rsid="00176311"/>
    </style:style>
    <style:style style:name="P3" style:family="paragraph" style:parent-style-name="Standard">
      <style:text-properties officeooo:rsid="00151ffe" officeooo:paragraph-rsid="001a21d6"/>
    </style:style>
    <style:style style:name="P4" style:family="paragraph" style:parent-style-name="Standard">
      <style:text-properties officeooo:rsid="00151ffe" officeooo:paragraph-rsid="001d8fd5"/>
    </style:style>
    <style:style style:name="P5" style:family="paragraph" style:parent-style-name="Standard">
      <style:text-properties officeooo:rsid="00151ffe" officeooo:paragraph-rsid="001f4ad5"/>
    </style:style>
    <style:style style:name="P6" style:family="paragraph" style:parent-style-name="Standard">
      <style:text-properties officeooo:rsid="00151ffe" officeooo:paragraph-rsid="00200a7e"/>
    </style:style>
    <style:style style:name="P7" style:family="paragraph" style:parent-style-name="Standard">
      <style:text-properties officeooo:rsid="00151ffe" officeooo:paragraph-rsid="00219818"/>
    </style:style>
    <style:style style:name="P8" style:family="paragraph" style:parent-style-name="Standard">
      <style:text-properties officeooo:rsid="00151ffe" officeooo:paragraph-rsid="0022adb6"/>
    </style:style>
    <style:style style:name="P9" style:family="paragraph" style:parent-style-name="Standard">
      <style:text-properties officeooo:rsid="00151ffe" officeooo:paragraph-rsid="00254d25"/>
    </style:style>
    <style:style style:name="P10" style:family="paragraph" style:parent-style-name="Standard">
      <style:text-properties officeooo:rsid="00219818" officeooo:paragraph-rsid="00219818"/>
    </style:style>
    <style:style style:name="P11" style:family="paragraph" style:parent-style-name="Standard">
      <style:text-properties officeooo:rsid="00219818" officeooo:paragraph-rsid="00219818"/>
    </style:style>
    <style:style style:name="P12" style:family="paragraph" style:parent-style-name="Standard">
      <style:text-properties officeooo:rsid="00219818" officeooo:paragraph-rsid="003784a5"/>
    </style:style>
    <style:style style:name="P13" style:family="paragraph" style:parent-style-name="Standard">
      <style:text-properties officeooo:rsid="00219818" officeooo:paragraph-rsid="003e1202"/>
    </style:style>
    <style:style style:name="P14" style:family="paragraph" style:parent-style-name="Standard">
      <style:text-properties officeooo:paragraph-rsid="003784a5"/>
    </style:style>
    <style:style style:name="P15" style:family="paragraph" style:parent-style-name="Standard">
      <style:text-properties officeooo:rsid="00151ffe" officeooo:paragraph-rsid="003927fd"/>
    </style:style>
    <style:style style:name="P16" style:family="paragraph" style:parent-style-name="Standard">
      <style:text-properties officeooo:paragraph-rsid="003e1202"/>
    </style:style>
    <style:style style:name="P17" style:family="paragraph">
      <loext:graphic-properties draw:fill="none"/>
      <style:paragraph-properties fo:text-align="center"/>
    </style:style>
    <style:style style:name="T1" style:family="text">
      <style:text-properties officeooo:rsid="00200a7e"/>
    </style:style>
    <style:style style:name="T2" style:family="text">
      <style:text-properties officeooo:rsid="0022adb6"/>
    </style:style>
    <style:style style:name="T3" style:family="text">
      <style:text-properties officeooo:rsid="00345263"/>
    </style:style>
    <style:style style:name="T4" style:family="text">
      <style:text-properties officeooo:rsid="00219818"/>
    </style:style>
    <style:style style:name="T5" style:family="text">
      <style:text-properties officeooo:rsid="003927fd"/>
    </style:style>
    <style:style style:name="T6" style:family="text">
      <style:text-properties officeooo:rsid="003b1ae0"/>
    </style:style>
    <style:style style:name="T7" style:family="text">
      <style:text-properties officeooo:rsid="003c580f"/>
    </style:style>
    <style:style style:name="T8" style:family="text">
      <style:text-properties officeooo:rsid="003e1202"/>
    </style:style>
    <style:style style:name="T9" style:family="text">
      <style:text-properties officeooo:rsid="004470ea"/>
    </style:style>
    <style:style style:name="gr1" style:family="graphic">
      <style:graphic-properties draw:fill="none" draw:textarea-vertical-align="middle" draw:auto-grow-height="false" fo:min-height="4.588cm" fo:min-width="0.2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none" draw:textarea-vertical-align="middle" draw:auto-grow-height="false" fo:min-height="3.191cm" fo:min-width="0.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="none" draw:textarea-vertical-align="middle" draw:auto-grow-height="false" fo:min-height="2.3cm" fo:min-width="0.17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一、总体需求</text:p>
      <text:p text:style-name="P2"><text:s text:c="12"/>实现一个带弹幕的视频播放器。</text:p>
      <text:p text:style-name="P1"/>
      <text:p text:style-name="P1">二、具体需求</text:p>
      <text:p text:style-name="P1"><text:s text:c="2"/>1).实现视频播放。本地储存多个视频，可以选择视频播放。</text:p>
      <text:p text:style-name="P1"><text:s text:c="5"/>界面上能够播放视频，可以根据用户的选择进行播放。</text:p>
      <text:p text:style-name="P1"><text:s text:c="2"/>2).实现输入框输入弹幕实时显示在视频上。</text:p>
      <text:p text:style-name="P1"><text:s text:c="5"/>视频播放过程中可以实时发送弹幕，并在视频上显示，下次视频播放到这个时间点时可以显示本次发送的弹幕。</text:p>
      <text:p text:style-name="P1"><text:s text:c="2"/>3).弹幕只需播放一遍，无需滚动播放。</text:p>
      <text:p text:style-name="P1"><text:s text:c="2"/>4).根据视频播放的时间点显示对应的字幕。</text:p>
      <text:p text:style-name="P1"><text:s text:c="2"/>5).实现字幕的储存。下次进入时可以显示以前的字幕。选择视频播放时同时选择显示当前视频对应的字幕。</text:p>
      <text:p text:style-name="P1"><text:s text:c="2"/>6).设置字幕的样式。颜色大小、滚动速度等等。</text:p>
      <text:p text:style-name="P1"><text:s text:c="2"/>7).增加手机横竖屏适配。</text:p>
      <text:p text:style-name="P1"><text:s text:c="2"/>8).控制弹幕显示区域(1/4,2/4,3/4,4/4) 额外控制弹幕是否可重叠。</text:p>
      <text:p text:style-name="P1"><text:s text:c="2"/>9).发送弹幕时可以设置弹幕等级，选择弹幕等级时，低于该等级的弹幕立即消失。</text:p>
      <text:p text:style-name="P1"/>
      <text:p text:style-name="P3"><text:s text:c="44"/></text:p>
      <text:p text:style-name="P3">三、概要设计</text:p>
      <text:p text:style-name="P3"><text:s text:c="44"/></text:p>
      <text:p text:style-name="P2"><draw:custom-shape text:anchor-type="paragraph" draw:z-index="1" draw:name="形状2" draw:style-name="gr2" draw:text-style-name="P17" svg:width="0.495cm" svg:height="3.365cm" svg:x="5.965cm" svg:y="0.109cm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 <text:s text:c="79"/>视频播放区域</text:p>
      <text:p text:style-name="P2"><text:s text:c="4"/></text:p>
      <text:p text:style-name="P3"><draw:custom-shape text:anchor-type="paragraph" draw:z-index="0" draw:name="形状1" draw:style-name="gr1" draw:text-style-name="P17" svg:width="0.645cm" svg:height="4.839cm" svg:x="2.923cm" svg:y="0.376cm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 <text:s text:c="44"/>界面UI设计 <text:s text:c="9"/>弹幕发送区域</text:p>
      <text:p text:style-name="P2"/>
      <text:p text:style-name="P2"><text:s text:c="80"/>弹幕属性控制</text:p>
      <text:p text:style-name="P2"><text:s text:c="80"/></text:p>
      <text:p text:style-name="P2"><text:s text:c="80"/>横屏适配</text:p>
      <text:p text:style-name="P2">弹幕视频播放器</text:p>
      <text:p text:style-name="P2"/>
      <text:p text:style-name="P2"/>
      <text:p text:style-name="P5"><draw:custom-shape text:anchor-type="paragraph" draw:z-index="2" draw:name="形状3" draw:style-name="gr3" draw:text-style-name="P17" svg:width="0.473cm" svg:height="2.424cm" svg:x="6.174cm" svg:y="0.145cm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 <text:s text:c="82"/>弹幕动画播放</text:p>
      <text:p text:style-name="P2"/>
      <text:p text:style-name="P5"><text:s text:c="45"/>后台功能设计 <text:s text:c="10"/>弹幕存储与获取</text:p>
      <text:p text:style-name="P2"/>
      <text:p text:style-name="P4"><text:s text:c="83"/><text:bookmark-start text:name="__DdeLink__42_1898952386"/>消息队列的处理<text:bookmark-end text:name="__DdeLink__42_1898952386"/></text:p>
      <text:p text:style-name="P4"/>
      <text:p text:style-name="P4"/>
      <text:p text:style-name="P4">界面UI设计：</text:p>
      <text:p text:style-name="P6"><text:s text:c="9"/>视频播放区域：</text:p>
      <text:p text:style-name="P6"><text:s text:c="17"/>使用VideoView作为播放视频的控件，在VideoView上使用RelativeLayout布局播放弹幕。在选择视频上由单选框组加一个播放视频的按钮组成，并为第一个视频设置默认选中</text:p>
      <text:p text:style-name="P6"/>
      <text:p text:style-name="P6"><text:tab/>弹幕发送区域：</text:p>
      <text:p text:style-name="P6"><text:tab/> <text:s text:c="7"/>由一个文本框EditView和一个发送弹幕的按钮组成</text:p>
      <text:p text:style-name="P2"><text:s text:c="45"/></text:p>
      <text:p text:style-name="P2"><text:tab/>弹幕属性控制：</text:p>
      <text:p text:style-name="P2"><text:soft-page-break/><text:tab/> <text:s text:c="7"/>采用横排显示的单选框组设置单选框值为弹幕显示的区域（<text:span text:style-name="T1">1/4 <text:s/>2/4 <text:s/>3/4 <text:s/>4/4</text:span>）</text:p>
      <text:p text:style-name="P2"><text:tab/> <text:s text:c="8"/>使用一个复选框作为弹幕是否可重叠的选择，默认选中重叠</text:p>
      <text:p text:style-name="P2"/>
      <text:p text:style-name="P2"><text:tab/>横屏适配：</text:p>
      <text:p text:style-name="P2"><text:tab/><text:tab/>为布局加一个ScrollView控件，让布局可以上下滑动，横屏时上下滚动就可以看到整个布局。<text:tab/><text:tab/></text:p>
      <text:p text:style-name="P2"/>
      <text:p text:style-name="P2">后台功能设计：</text:p>
      <text:p text:style-name="P7"><text:tab/>弹幕动画播放：</text:p>
      <text:p text:style-name="P8"><text:tab/><text:tab/><text:span text:style-name="T2">采用补间动画的方式实现弹幕的滚动效果，只需指定动画的始末两个状态，动画就可以由计算机自动播放。弹幕只需要从右至左的平移，所以采用平移动画TranslateAnimation实现动画</text:span></text:p>
      <text:p text:style-name="P7"><text:tab/>弹幕存储与获取：</text:p>
      <text:p text:style-name="P7"><text:tab/><text:tab/>弹幕的显示应该和视频的时间绑定，所以采用键值对的方式让发送弹幕内容和发送弹幕时间作为数据项，使用Google工程师设计的API--SharedPreferences，该方法生成一个与应用程序同生命周期的XML文件，只要应用程序不卸载，文件就会一直存在，获取时直接转化成Map类型进行操作</text:p>
      <text:p text:style-name="P9"><text:tab/>消息队列的处理：</text:p>
      <text:p text:style-name="P15"><text:tab/><text:tab/>使用计时器加Handle持续产生弹幕，在用户没有输入弹幕的时候自动播放XML文件中的弹幕<text:tab/></text:p>
      <text:p text:style-name="P15"/>
      <text:p text:style-name="P15"><text:tab/></text:p>
      <text:p text:style-name="P10">四、设计方案</text:p>
      <text:p text:style-name="P10"/>
      <text:p text:style-name="P10">需求<text:span text:style-name="T5">1：</text:span></text:p>
      <text:p text:style-name="P10"><text:s text:c="9"/>整个项目围绕着视频展开，最主要的就是要有一个可以播放视频的组件，我选择了VideoView作为视频播放器，播放视频时可以让视频保持原先的显示比例，也可以让视频布满VideoView这个组件，考虑到美观因素，还是让视频保持原先的分辨率。用户可以自行选择想要播放的视频，这里用单选框组给用户提供视频选项，点击播放视频按钮时获取到单选框组选中项的ID，由ID取到对应的文本内容，给播放视频的函数localVideo<text:span text:style-name="T3">()传递对应的视频名称进行播放。</text:span></text:p>
      <text:p text:style-name="P10"/>
      <text:p text:style-name="P10">需求<text:span text:style-name="T5">2，3，6：</text:span></text:p>
      <text:p text:style-name="P14"><text:span text:style-name="T4"><text:s text:c="9"/>在布局方面为了让弹幕能在视频的上方显示，在VideoView后面添加一个RelativeLayout布局，所有的弹幕都在此布局下滚动。弹幕的设计实现采用补间动画的方式，以TextView作为弹幕的载体，在布局上移动这个载体来移动弹幕， 调用Animation的子类TranslateAnimation，只需要设置动画的始末坐标，这个坐标指的是相对于RelativeLayout的坐标，一开始当成是整个布局的坐标，导致有一些弹幕没法显示，所以设置坐标只需要获取到布局的宽度和TextView的高度和宽度。弹幕的大小和字体颜色取决于TextView，弹幕的速度用类中函数setDuration()设置，参数表示弹幕的持续时间（ms），为了让弹幕的速度都相同，用弹幕的宽度加上布局的宽度的五倍作为参数传值。弹幕走完后需要把弹幕消除，</text:span>此时也是直接使用类函数setFillAfter<text:span text:style-name="T5">(true)，让弹幕直接停留在结束的位置，而不在布局中显示。在布局上添加文本输入框作为弹幕的输入，通过发送按钮实现弹幕内容的获取，由sendBarrage()函数发送弹幕。</text:span></text:p>
      <text:p text:style-name="P12"/>
      <text:p text:style-name="P12"/>
      <text:p text:style-name="P12">需求<text:span text:style-name="T6">4,5：</text:span></text:p>
      <text:p text:style-name="P13"><text:tab/>时间和弹幕的绑定采用<text:bookmark-start text:name="__DdeLink__134_9689803"/>SharedPreferences<text:bookmark-end text:name="__DdeLink__134_9689803"/>的数据存储方式，VideoView可以获取到播放视频的当前时间和视频的总时间，但是获取到的还是以<text:span text:style-name="T7">ms为单位，所以结合这两个时间对获取到的时间进行格式化，形式为常见的00:00:00，由于一个时间点可以有多个弹幕同时发送，所以弹幕的值以字符串拼接的形式储存，发送弹幕时再以split()函数逐个发送，循环的时间基本不会对整体弹幕效果产生影响。每一</text:span><text:soft-page-break/><text:span text:style-name="T7">个视频使用一个</text:span>SharedPreferences作为与视频绑定的弹幕的存储，切换视频时直接获取到对应视频的弹幕内容。</text:p>
      <text:p text:style-name="P13"/>
      <text:p text:style-name="P13"/>
      <text:p text:style-name="P13">需求<text:span text:style-name="T8">7：</text:span></text:p>
      <text:p text:style-name="P13"><text:tab/>横屏显示时只能显示布局上方的界面，所以把整个布局都放在ScrollView里面，在横屏之后通过滑动屏幕可以展示想要的内容，横竖屏的切换必然会使得Activity的状态改变，所以在<text:span text:style-name="T8">在manifest.xml中添加旋转配置configChanges="orientation|screenSize"，让旋转后的Activity不重启。</text:span></text:p>
      <text:p text:style-name="P13"/>
      <text:p text:style-name="P13">需求<text:span text:style-name="T8">8：</text:span></text:p>
      <text:p text:style-name="P16"><text:span text:style-name="T4"><text:tab/>弹幕显示区域的设置也采用单选框组供用户选择，不同的是这里不再使用按钮获取选中值，而是为单选框组设置监听器，重写onCheckedChanged()函数，根据选中项的ID获取到对应的内容，把值传给弹幕设计里面的位置坐标的Y坐标，从而控制显示区域。弹幕的重叠其实就是让弹幕出现的Y坐标在布局内随机，控制弹幕不重叠的方法是把弹幕的显示区域分成几个弹幕通道，弹幕只能在这些通道中显示。</text:span></text:p>
      <text:p text:style-name="P16"/>
      <text:p text:style-name="P13"><text:tab/></text:p>
      <text:p text:style-name="P12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1T15:14:44.525822092</meta:creation-date>
    <dc:date>2019-08-23T14:11:33.269450700</dc:date>
    <meta:editing-duration>PT33M38S</meta:editing-duration>
    <meta:editing-cycles>7</meta:editing-cycles>
    <meta:generator>LibreOffice/5.1.6.2$Linux_X86_64 LibreOffice_project/10m0$Build-2</meta:generator>
    <meta:document-statistic meta:table-count="0" meta:image-count="0" meta:object-count="0" meta:page-count="3" meta:paragraph-count="59" meta:word-count="1882" meta:character-count="3197" meta:non-whitespace-character-count="2320"/>
  </office:meta>
</office:document-meta>
</file>